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89974" officeooo:paragraph-rsid="00089974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8e666" officeooo:paragraph-rsid="0008e666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9632d" officeooo:paragraph-rsid="0009632d" style:font-size-asian="14pt" style:font-size-complex="14pt"/>
    </style:style>
    <style:style style:name="P4" style:family="paragraph" style:parent-style-name="Standard">
      <loext:graphic-properties draw:fill="none"/>
      <style:paragraph-properties fo:margin-left="103.75mm" fo:margin-right="0mm" fo:line-height="150%" fo:text-align="start" style:justify-single-word="false" fo:text-indent="0mm" style:auto-text-indent="false" fo:background-color="transparent"/>
      <style:text-properties style:font-name="Times New Roman" fo:font-size="14pt" officeooo:rsid="0008e666" officeooo:paragraph-rsid="0008e666" style:font-size-asian="14pt" style:font-size-complex="14pt"/>
    </style:style>
    <style:style style:name="P5" style:family="paragraph" style:parent-style-name="Standard" style:master-page-name="">
      <loext:graphic-properties draw:fill="none"/>
      <style:paragraph-properties fo:margin-left="103.75mm" fo:margin-right="0mm" fo:line-height="150%" fo:text-align="start" style:justify-single-word="false" fo:text-indent="0mm" style:auto-text-indent="false" style:page-number="auto" fo:background-color="transparent"/>
      <style:text-properties style:font-name="Times New Roman" fo:font-size="14pt" officeooo:rsid="0008e666" officeooo:paragraph-rsid="0008e666" style:font-size-asian="14pt" style:font-size-complex="14pt"/>
    </style:style>
    <style:style style:name="T1" style:family="text">
      <style:text-properties style:font-name="Times New Roman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іністерство освіти і науки України</text:p>
      <text:p text:style-name="P1">Національний університет “Києво-Могилянська академія”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Курсова робота</text:p>
      <text:p text:style-name="P1">на тему: “Видобування твітів для рекомендацій тегів в соціальних медіа”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Студента 3 курсу </text:p>
      <text:p text:style-name="P4">напрямку підготовки “Програмна інженерія”</text:p>
      <text:p text:style-name="P4">Карпишин М.В.</text:p>
      <text:p text:style-name="P4">Керівник: </text:p>
      <text:p text:style-name="P4">ст. викл., канд. інф.наук</text:p>
      <text:p text:style-name="P4">Сидоренко М.О.</text:p>
      <text:p text:style-name="P2"/>
      <text:p text:style-name="P2"/>
      <text:p text:style-name="P3">Київ ― 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uk" fo:country="UA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uk" fo:country="U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4.99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15:20:17.531637890</meta:creation-date>
    <meta:generator>LibreOffice/5.1.2.2.0$Linux_X86_64 LibreOffice_project/10m0$Build-2</meta:generator>
    <dc:date>2016-04-26T16:04:53.264434733</dc:date>
    <meta:editing-duration>PT33M11S</meta:editing-duration>
    <meta:editing-cycles>4</meta:editing-cycles>
    <meta:document-statistic meta:table-count="0" meta:image-count="0" meta:object-count="0" meta:page-count="1" meta:paragraph-count="11" meta:word-count="40" meta:character-count="304" meta:non-whitespace-character-count="273"/>
  </office:meta>
</office:document-meta>
</file>